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919cm" table:align="left"/>
    </style:style>
    <style:style style:name="Table1.A" style:family="table-column">
      <style:table-column-properties style:column-width="2.242cm"/>
    </style:style>
    <style:style style:name="Table1.B" style:family="table-column">
      <style:table-column-properties style:column-width="14.67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e848" officeooo:paragraph-rsid="0000e848" style:text-blinking="false" fo:background-color="transparent"/>
    </style:style>
    <style:style style:name="P19" style:family="paragraph" style:parent-style-name="Table_20_Contents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04061d" style:text-blinking="false" fo:background-color="transparent"/>
    </style:style>
    <style:style style:name="P20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/>
    </style:style>
    <style:style style:name="T3" style:family="text">
      <style:text-properties officeooo:rsid="0000e848"/>
    </style:style>
    <style:style style:name="T4" style:family="text">
      <style:text-properties officeooo:rsid="0002472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e436d50-7fff-c56f-ffe6-2905d68560a1"/>Beginners syllabus + learning outcomes - 1 day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uration (approx.)</text:p>
          </table:table-cell>
          <table:table-cell table:style-name="Table1.A1" office:value-type="string">
            <text:p text:style-name="P4">Sub-session</text:p>
          </table:table-cell>
        </table:table-row>
        <table:table-row>
          <table:table-cell table:style-name="Table1.A1" office:value-type="string">
            <text:p text:style-name="P6">1 hr</text:p>
          </table:table-cell>
          <table:table-cell table:style-name="Table1.A1" office:value-type="string">
            <text:p text:style-name="P5">Intro to image analysis</text:p>
            <text:list xml:id="list2662265414" text:style-name="L1">
              <text:list-item>
                <text:p text:style-name="P7">Identify the reasons for automating image analysis tasks, <text:span text:style-name="T3">including human bias</text:span></text:p>
              </text:list-item>
              <text:list-item>
                <text:p text:style-name="P7">Discuss how imaging data is represented digitally </text:p>
              </text:list-item>
              <text:list-item>
                <text:p text:style-name="P7">Describe the existing image analysis tools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40 min</text:p>
          </table:table-cell>
          <table:table-cell table:style-name="Table1.A1" office:value-type="string">
            <text:p text:style-name="P5">Intro to Fiji: interface, intensities</text:p>
            <text:list xml:id="list716864709" text:style-name="L2">
              <text:list-item>
                <text:p text:style-name="P8">Use the search bar to find tools </text:p>
              </text:list-item>
              <text:list-item>
                <text:p text:style-name="P8">Recognise the “floating windows” paradigm used by Fiji and locate relevant information in different windows</text:p>
              </text:list-item>
              <text:list-item>
                <text:p text:style-name="P8">Employ basic tools: brightness and contrast, histograms</text:p>
              </text:list-item>
              <text:list-item>
                <text:p text:style-name="P8">Locate image information (properties / microscope..)</text:p>
              </text:list-item>
              <text:list-item>
                <text:p text:style-name="P18">Demonstrate the <text:span text:style-name="T4">usage of</text:span> update sites and legacy plugins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Stacks/Hyperstacks </text:p>
            <text:list xml:id="list1265376375" text:style-name="L3">
              <text:list-item>
                <text:p text:style-name="P19">Identify the tools for opening multidimensional data and the importance of dimensional order</text:p>
              </text:list-item>
              <text:list-item>
                <text:p text:style-name="P19">Apply 3D projections, multidimensional cropping and concatenation</text:p>
              </text:list-item>
              <text:list-item>
                <text:p text:style-name="P19">Use the 3D viewer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Channels, Colours, LUTs</text:p>
            <text:list xml:id="list4044877038" text:style-name="L4">
              <text:list-item>
                <text:p text:style-name="P10">Know the best LUTs for figures / colourblind proof / inverted LUTs / making and saving your own LUT </text:p>
              </text:list-item>
              <text:list-item>
                <text:p text:style-name="P10">Be able to use Channels tool (composite, grey, etc.)</text:p>
              </text:list-item>
              <text:list-item>
                <text:p text:style-name="P10">Make RGB images for final output</text:p>
              </text:list-item>
              <text:list-item>
                <text:p text:style-name="P10">Channel visualisation; Split/Merge channels</text:p>
              </text:list-item>
              <text:list-item>
                <text:p text:style-name="P10">Utilise Brightness/contrast tips (explain Apply vs. Set for Brightness and Contrast)</text:p>
              </text:list-item>
              <text:list-item>
                <text:p text:style-name="P10">Montage a multichannel figure</text:p>
              </text:list-item>
              <text:list-item>
                <text:p text:style-name="P10">Synchronise windows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/>
          </table:table-cell>
          <table:table-cell table:style-name="Table1.A1" office:value-type="string">
            <text:p text:style-name="P4">LUNCH</text:p>
          </table:table-cell>
        </table:table-row>
        <table:table-row>
          <table:table-cell table:style-name="Table1.A1" office:value-type="string">
            <text:p text:style-name="P6">20 min</text:p>
          </table:table-cell>
          <table:table-cell table:style-name="Table1.A1" office:value-type="string">
            <text:p text:style-name="P5">Bioformats, Metadata, Scale bars</text:p>
            <text:list xml:id="list606768083" text:style-name="L5">
              <text:list-item>
                <text:p text:style-name="P11">Ensure metadata is read</text:p>
              </text:list-item>
              <text:list-item>
                <text:p text:style-name="P11">Learn how to interpret metadata</text:p>
              </text:list-item>
              <text:list-item>
                <text:p text:style-name="P11">Calibrate images: pixel size</text:p>
              </text:list-item>
              <text:list-item>
                <text:p text:style-name="P11">Insert scale bar. 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Filtering</text:p>
            <text:list xml:id="list2801621882" text:style-name="L6">
              <text:list-item>
                <text:p text:style-name="P12">Know the concept of filter/kernel and how is applied to an image</text:p>
              </text:list-item>
              <text:list-item>
                <text:p text:style-name="P12">Recall the basic filters (blurring, rolling ball, median,...) most frequently applied to an image recognising their outcomes </text:p>
              </text:list-item>
              <text:list-item>
                <text:p text:style-name="P12">Use fourier transformation for noise removal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ROIs </text:p>
            <text:list xml:id="list1118095470" text:style-name="L7">
              <text:list-item>
                <text:p text:style-name="P13">Create simple selections with the Freehand and shape tools on the Fiji toolbar </text:p>
              </text:list-item>
              <text:list-item>
                <text:p text:style-name="P13">Generate complex ROIs using binary images and Create Selection or the magic wand tool.</text:p>
              </text:list-item>
              <text:list-item>
                <text:p text:style-name="P13">Use the ROI Manager to store, save and recall ROIs.</text:p>
              </text:list-item>
              <text:list-item>
                <text:p text:style-name="P20"><text:span text:style-name="T1">Apply ROI manager mask to another image 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15 min</text:p>
          </table:table-cell>
          <table:table-cell table:style-name="Table1.A1" office:value-type="string">
            <text:p text:style-name="P5">Ethics</text:p>
            <text:list xml:id="list1414962685" text:style-name="L8">
              <text:list-item>
                <text:p text:style-name="P14">Distinguish between image processing for aesthetic reasons and image processing for data acquisition (“it does not have to be necessarily beautiful, but it has to be truthful”).</text:p>
              </text:list-item>
              <text:list-item>
                <text:p text:style-name="P14">Debate why the same pipeline should be applied to all images in every each experimental condition.</text:p>
              </text:list-item>
              <text:list-item>
                <text:p text:style-name="P14">Underlie that deviating from the above requires justification, but ideally should be avoided.</text:p>
              </text:list-item>
              <text:list-item>
                <text:p text:style-name="P14">Know that funding bodies may ask for raw data</text:p>
              </text:list-item>
              <text:list-item>
                <text:p text:style-name="P14">Highlight examples of malpractice</text:p>
              </text:list-item>
            </text:list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BREAK</text:p>
          </table:table-cell>
        </table:table-row>
        <table:table-row>
          <table:table-cell table:style-name="Table1.A1" office:value-type="string">
            <text:p text:style-name="P6">45 min</text:p>
          </table:table-cell>
          <table:table-cell table:style-name="Table1.A1" office:value-type="string">
            <text:p text:style-name="P5">Thresholding, Masks, Morph Analysis </text:p>
            <text:list xml:id="list3897614285" text:style-name="L9">
              <text:list-item>
                <text:p text:style-name="P15">Identify an image that is appropriately prepared for thresholding</text:p>
              </text:list-item>
              <text:list-item>
                <text:p text:style-name="P15">apply simple thresholding and generate masks</text:p>
              </text:list-item>
              <text:list-item>
                <text:p text:style-name="P15">Perform basic binary image operations (open, close, watershed,...) to refine masks.</text:p>
              </text:list-item>
              <text:list-item>
                <text:p text:style-name="P15">Identify and use appropriate parameters for morphological analysis</text:p>
              </text:list-item>
              <text:list-item>
                <text:p text:style-name="P15">Report output parameters from morphological analysis</text:p>
              </text:list-item>
            </text:list>
            <text:p text:style-name="Table_20_Contents"/>
          </table:table-cell>
        </table:table-row>
        <table:table-row>
          <table:table-cell table:style-name="Table1.A1" office:value-type="string">
            <text:p text:style-name="P6">45 min</text:p>
          </table:table-cell>
          <table:table-cell table:style-name="Table1.A1" office:value-type="string">
            <text:p text:style-name="P5">Measuring/Particle analysis</text:p>
            <text:list xml:id="list880346501" text:style-name="L10">
              <text:list-item>
                <text:p text:style-name="P16">Explain duality of masks/ROIS (particle analyser generates ROIs)</text:p>
              </text:list-item>
              <text:list-item>
                <text:p text:style-name="P16">Illustrate effect of size &amp; circularity thresholds</text:p>
              </text:list-item>
              <text:list-item>
                <text:p text:style-name="P16">Apply tools such as “measure”, “analyze particles”, “plot profile”</text:p>
              </text:list-item>
            </text:list>
            <text:p text:style-name="Table_20_Contents"/>
          </table:table-cell>
        </table:table-row>
        <table:table-row>
          <table:table-cell table:style-name="Table1.A1" office:value-type="string">
            <text:p text:style-name="P6">30 min</text:p>
          </table:table-cell>
          <table:table-cell table:style-name="Table1.A1" office:value-type="string">
            <text:p text:style-name="P5">How to get help</text:p>
            <text:list xml:id="list3503902358" text:style-name="L11">
              <text:list-item>
                <text:p text:style-name="P17"><text:soft-page-break/>Recall sources of information and support</text:p>
              </text:list-item>
              <text:list-item>
                <text:p text:style-name="P17">Distinguish good vs bad problem/bug reports</text:p>
              </text:list-item>
              <text:list-item>
                <text:p text:style-name="P17">Locate new repositories of information</text:p>
              </text:list-item>
            </text:list>
          </table:table-cell>
        </table:table-row>
      </table:table>
      <text:p text:style-name="P1"/>
      <text:p text:style-name="Text_20_body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0:48:53.670008086</meta:creation-date>
    <dc:date>2019-06-03T10:57:53.717374095</dc:date>
    <meta:editing-duration>PT8M59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3" meta:paragraph-count="73" meta:word-count="502" meta:character-count="3080" meta:non-whitespace-character-count="2684"/>
  </office:meta>
</office:document-meta>
</file>